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Playlis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low Sync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t url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ent Changed At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d At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dden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rary Key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rary Poster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ster url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eshing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nned At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nner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dated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Info.A1:Info.C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02:07:27.464358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00:38:38.983047102</meta:creation-date>
    <dc:date>2021-04-02T02:11:08.487447427</dc:date>
    <meta:editing-duration>PT13H40M14S</meta:editing-duration>
    <meta:editing-cycles>192</meta:editing-cycles>
    <meta:generator>LibreOffice/7.1.1.2$Linux_X86_64 LibreOffice_project/10$Build-2</meta:generator>
    <meta:document-statistic meta:table-count="1" meta:cell-count="41" meta:object-count="0"/>
  </office:meta>
</office:document-meta>
</file>